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ettings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20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6" style:family="table-cell" style:parent-style-name="Default">
      <style:table-cell-properties fo:background-color="#bbe33d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order-bottom="none" fo:background-color="#bbe33d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10" style:family="table-cell" style:parent-style-name="Default">
      <style:table-cell-properties fo:border-bottom="none" fo:background-color="#bbe33d" style:text-align-source="fix" style:repeat-content="false" fo:border-left="none" fo:border-right="0.74pt solid #000000" fo:border-top="non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.5165in" svg:height="3.1028in" svg:x="0.0197in" svg:y="1.4551in">
            <draw:object draw:notify-on-update-of-ranges="Sheet1.A2:Sheet1.A2 Sheet1.B2:Sheet1.F2 Sheet1.A3:Sheet1.A3 Sheet1.B3:Sheet1.F3 Sheet1.A4:Sheet1.A4 Sheet1.B4:Sheet1.F4 Sheet1.A5:Sheet1.A5 Sheet1.B5:Sheet1.F5 Sheet1.A6:Sheet1.A6 Sheet1.B6:Sheet1.F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.5492in" svg:height="3.1213in" svg:x="6.2764in" svg:y="1.3925in">
            <draw:object draw:notify-on-update-of-ranges="Sheet1.H2:Sheet1.H2 Sheet1.I2:Sheet1.M2 Sheet1.H3:Sheet1.H3 Sheet1.I3:Sheet1.M3 Sheet1.H4:Sheet1.H4 Sheet1.I4:Sheet1.M4 Sheet1.H5:Sheet1.H5 Sheet1.I5:Sheet1.M5 Sheet1.H6:Sheet1.H6 Sheet1.I6:Sheet1.M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5.937in" svg:height="3.3394in" svg:x="12.4343in" svg:y="1.2445in">
            <draw:object draw:notify-on-update-of-ranges="Sheet1.O2:Sheet1.O2 Sheet1.P2:Sheet1.T2 Sheet1.O3:Sheet1.O3 Sheet1.P3:Sheet1.T3 Sheet1.O4:Sheet1.O4 Sheet1.P4:Sheet1.T4 Sheet1.O5:Sheet1.O5 Sheet1.P5:Sheet1.T5 Sheet1.O6:Sheet1.O6 Sheet1.P6:Sheet1.T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5.9236in" svg:height="3.3319in" svg:x="18.6354in" svg:y="1.2409in">
            <draw:object draw:notify-on-update-of-ranges="Sheet1.V2:Sheet1.V2 Sheet1.W2:Sheet1.AA2 Sheet1.V3:Sheet1.V3 Sheet1.W3:Sheet1.AA3 Sheet1.V4:Sheet1.V4 Sheet1.W4:Sheet1.AA4 Sheet1.V5:Sheet1.V5 Sheet1.W5:Sheet1.AA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5.9913in" svg:height="3.3701in" svg:x="24.9063in" svg:y="1.2445in">
            <draw:object draw:notify-on-update-of-ranges="Sheet1.AC2:Sheet1.AC2 Sheet1.AD2:Sheet1.AH2 Sheet1.AC3:Sheet1.AC3 Sheet1.AD3:Sheet1.AH3 Sheet1.AC4:Sheet1.AC4 Sheet1.AD4:Sheet1.AH4 Sheet1.AC5:Sheet1.AC5 Sheet1.AD5:Sheet1.AH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5.9492in" svg:height="3.3461in" svg:x="31.1472in" svg:y="1.2437in">
            <draw:object draw:notify-on-update-of-ranges="Sheet1.AJ2:Sheet1.AJ2 Sheet1.AK2:Sheet1.AO2 Sheet1.AJ3:Sheet1.AJ3 Sheet1.AK3:Sheet1.AO3 Sheet1.AJ4:Sheet1.AJ4 Sheet1.AK4:Sheet1.AO4 Sheet1.AJ5:Sheet1.AJ5 Sheet1.AK5:Sheet1.AO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9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7"/>
        <table:table-column table:style-name="co2" table:default-cell-style-name="ce4"/>
        <table:table-column table:style-name="co2" table:default-cell-style-name="ce3"/>
        <table:table-column table:style-name="co2" table:default-cell-style-name="ce6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7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7"/>
        <table:table-column table:style-name="co2" table:default-cell-style-name="ce6"/>
        <table:table-column table:style-name="co2" table:number-columns-repeated="2" table:default-cell-style-name="ce7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6"/>
        <table:table-column table:style-name="co2" table:number-columns-repeated="2" table:default-cell-style-name="ce7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row table:style-name="ro1">
          <table:table-cell table:style-name="ce1" office:value-type="string" calcext:value-type="string" table:number-columns-spanned="6" table:number-rows-spanned="1">
            <text:p>Load/Store Queue Entries (LSQ_ENTRIES) EXPLORATION</text:p>
          </table:table-cell>
          <table:covered-table-cell/>
          <table:covered-table-cell table:style-name="ce4"/>
          <table:covered-table-cell/>
          <table:covered-table-cell table:number-columns-repeated="2" table:style-name="ce4"/>
          <table:table-cell/>
          <table:table-cell table:style-name="ce11" office:value-type="string" calcext:value-type="string" table:number-columns-spanned="6" table:number-rows-spanned="1">
            <text:p>Reorder Buffer Entries (ROB_ENTRIES) Exploration</text:p>
          </table:table-cell>
          <table:covered-table-cell/>
          <table:covered-table-cell table:style-name="ce4"/>
          <table:covered-table-cell/>
          <table:covered-table-cell table:number-columns-repeated="2" table:style-name="ce4"/>
          <table:table-cell/>
          <table:table-cell table:style-name="ce11" office:value-type="string" calcext:value-type="string" table:number-columns-spanned="6" table:number-rows-spanned="1">
            <text:p>INT Functional Units Entries (FUINT_NUM) Exploration</text:p>
          </table:table-cell>
          <table:covered-table-cell table:number-columns-repeated="2" table:style-name="ce4"/>
          <table:covered-table-cell/>
          <table:covered-table-cell table:number-columns-repeated="2" table:style-name="ce4"/>
          <table:table-cell/>
          <table:table-cell table:style-name="ce11" office:value-type="string" calcext:value-type="string" table:number-columns-spanned="6" table:number-rows-spanned="1">
            <text:p>MUL/DIV Functional Units Entries (FUCOM_NUM) Exploration</text:p>
          </table:table-cell>
          <table:covered-table-cell/>
          <table:covered-table-cell table:number-columns-repeated="4" table:style-name="ce4"/>
          <table:table-cell/>
          <table:table-cell table:style-name="ce11" office:value-type="string" calcext:value-type="string" table:number-columns-spanned="6" table:number-rows-spanned="1">
            <text:p>Floating Point Functional Units Entries (FUFP_NUM) Exploration</text:p>
          </table:table-cell>
          <table:covered-table-cell/>
          <table:covered-table-cell table:number-columns-repeated="4" table:style-name="ce4"/>
          <table:table-cell/>
          <table:table-cell table:style-name="ce11" office:value-type="string" calcext:value-type="string" table:number-columns-spanned="6" table:number-rows-spanned="1">
            <text:p>Load/Store Functional Units Entries (FULS_NUM) Exploration</text:p>
          </table:table-cell>
          <table:covered-table-cell/>
          <table:covered-table-cell table:style-name="ce4"/>
          <table:covered-table-cell/>
          <table:covered-table-cell table:style-name="ce4"/>
          <table:covered-table-cell/>
        </table:table-row>
        <table:table-row table:style-name="ro1">
          <table:table-cell table:style-name="ce2" office:value-type="string" calcext:value-type="string">
            <text:p>Entries</text:p>
          </table:table-cell>
          <table:table-cell table:style-name="ce5" office:value-type="string" calcext:value-type="string">
            <text:p>benchmark1</text:p>
          </table:table-cell>
          <table:table-cell table:style-name="ce2" office:value-type="string" calcext:value-type="string">
            <text:p>benchmark2</text:p>
          </table:table-cell>
          <table:table-cell table:style-name="ce5" office:value-type="string" calcext:value-type="string">
            <text:p>benchmark3</text:p>
          </table:table-cell>
          <table:table-cell table:style-name="ce2" office:value-type="string" calcext:value-type="string">
            <text:p>benchmark4</text:p>
          </table:table-cell>
          <table:table-cell table:style-name="ce8" office:value-type="string" calcext:value-type="string">
            <text:p>benchmark5</text:p>
          </table:table-cell>
          <table:table-cell/>
          <table:table-cell table:style-name="ce2" office:value-type="string" calcext:value-type="string">
            <text:p>Entries</text:p>
          </table:table-cell>
          <table:table-cell table:style-name="ce5" office:value-type="string" calcext:value-type="string">
            <text:p>benchmark1</text:p>
          </table:table-cell>
          <table:table-cell table:style-name="ce2" office:value-type="string" calcext:value-type="string">
            <text:p>benchmark2</text:p>
          </table:table-cell>
          <table:table-cell table:style-name="ce5" office:value-type="string" calcext:value-type="string">
            <text:p>benchmark3</text:p>
          </table:table-cell>
          <table:table-cell table:style-name="ce2" office:value-type="string" calcext:value-type="string">
            <text:p>benchmark4</text:p>
          </table:table-cell>
          <table:table-cell table:style-name="ce2" office:value-type="string" calcext:value-type="string">
            <text:p>benchmark5</text:p>
          </table:table-cell>
          <table:table-cell/>
          <table:table-cell table:style-name="ce2" office:value-type="string" calcext:value-type="string">
            <text:p>Entries</text:p>
          </table:table-cell>
          <table:table-cell table:style-name="ce5" office:value-type="string" calcext:value-type="string">
            <text:p>benchmark1</text:p>
          </table:table-cell>
          <table:table-cell table:style-name="ce2" office:value-type="string" calcext:value-type="string">
            <text:p>benchmark2</text:p>
          </table:table-cell>
          <table:table-cell table:style-name="ce5" office:value-type="string" calcext:value-type="string">
            <text:p>benchmark3</text:p>
          </table:table-cell>
          <table:table-cell table:style-name="ce2" office:value-type="string" calcext:value-type="string">
            <text:p>benchmark4</text:p>
          </table:table-cell>
          <table:table-cell table:style-name="ce2" office:value-type="string" calcext:value-type="string">
            <text:p>benchmark5</text:p>
          </table:table-cell>
          <table:table-cell/>
          <table:table-cell table:style-name="ce2" office:value-type="string" calcext:value-type="string">
            <text:p>Entries</text:p>
          </table:table-cell>
          <table:table-cell table:style-name="ce5" office:value-type="string" calcext:value-type="string">
            <text:p>benchmark1</text:p>
          </table:table-cell>
          <table:table-cell table:style-name="ce2" office:value-type="string" calcext:value-type="string">
            <text:p>benchmark2</text:p>
          </table:table-cell>
          <table:table-cell table:style-name="ce5" office:value-type="string" calcext:value-type="string">
            <text:p>benchmark3</text:p>
          </table:table-cell>
          <table:table-cell table:style-name="ce2" office:value-type="string" calcext:value-type="string">
            <text:p>benchmark4</text:p>
          </table:table-cell>
          <table:table-cell table:style-name="ce2" office:value-type="string" calcext:value-type="string">
            <text:p>benchmark5</text:p>
          </table:table-cell>
          <table:table-cell/>
          <table:table-cell table:style-name="ce2" office:value-type="string" calcext:value-type="string">
            <text:p>Entries</text:p>
          </table:table-cell>
          <table:table-cell table:style-name="ce5" office:value-type="string" calcext:value-type="string">
            <text:p>benchmark1</text:p>
          </table:table-cell>
          <table:table-cell table:style-name="ce2" office:value-type="string" calcext:value-type="string">
            <text:p>benchmark2</text:p>
          </table:table-cell>
          <table:table-cell table:style-name="ce5" office:value-type="string" calcext:value-type="string">
            <text:p>benchmark3</text:p>
          </table:table-cell>
          <table:table-cell table:style-name="ce2" office:value-type="string" calcext:value-type="string">
            <text:p>benchmark4</text:p>
          </table:table-cell>
          <table:table-cell table:style-name="ce2" office:value-type="string" calcext:value-type="string">
            <text:p>benchmark5</text:p>
          </table:table-cell>
          <table:table-cell/>
          <table:table-cell table:style-name="ce2" office:value-type="string" calcext:value-type="string">
            <text:p>Entries</text:p>
          </table:table-cell>
          <table:table-cell table:style-name="ce5" office:value-type="string" calcext:value-type="string">
            <text:p>benchmark1</text:p>
          </table:table-cell>
          <table:table-cell table:style-name="ce2" office:value-type="string" calcext:value-type="string">
            <text:p>benchmark2</text:p>
          </table:table-cell>
          <table:table-cell table:style-name="ce5" office:value-type="string" calcext:value-type="string">
            <text:p>benchmark3</text:p>
          </table:table-cell>
          <table:table-cell table:style-name="ce2" office:value-type="string" calcext:value-type="string">
            <text:p>benchmark4</text:p>
          </table:table-cell>
          <table:table-cell table:style-name="ce2" office:value-type="string" calcext:value-type="string">
            <text:p>benchmark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10049" calcext:value-type="float">
            <text:p>0.110049</text:p>
          </table:table-cell>
          <table:table-cell office:value-type="float" office:value="0.99759" calcext:value-type="float">
            <text:p>0.99759</text:p>
          </table:table-cell>
          <table:table-cell office:value-type="float" office:value="0.608985" calcext:value-type="float">
            <text:p>0.608985</text:p>
          </table:table-cell>
          <table:table-cell office:value-type="float" office:value="0.666748" calcext:value-type="float">
            <text:p>0.666748</text:p>
          </table:table-cell>
          <table:table-cell office:value-type="float" office:value="1.066602" calcext:value-type="float">
            <text:p>1.06660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110049" calcext:value-type="float">
            <text:p>0.110049</text:p>
          </table:table-cell>
          <table:table-cell office:value-type="float" office:value="0.99759" calcext:value-type="float">
            <text:p>0.99759</text:p>
          </table:table-cell>
          <table:table-cell office:value-type="float" office:value="0.608985" calcext:value-type="float">
            <text:p>0.608985</text:p>
          </table:table-cell>
          <table:table-cell office:value-type="float" office:value="0.666748" calcext:value-type="float">
            <text:p>0.666748</text:p>
          </table:table-cell>
          <table:table-cell table:style-name="ce9" office:value-type="float" office:value="1.066602" calcext:value-type="float">
            <text:p>1.066602</text:p>
          </table:table-cell>
          <table:table-cell/>
          <table:table-cell office:value-type="float" office:value="2" calcext:value-type="float">
            <text:p>2</text:p>
          </table:table-cell>
          <table:table-cell table:style-name="ce4" office:value-type="float" office:value="0.110049" calcext:value-type="float">
            <text:p>0.110049</text:p>
          </table:table-cell>
          <table:table-cell office:value-type="float" office:value="0.99759" calcext:value-type="float">
            <text:p>0.99759</text:p>
          </table:table-cell>
          <table:table-cell office:value-type="float" office:value="0.608985" calcext:value-type="float">
            <text:p>0.608985</text:p>
          </table:table-cell>
          <table:table-cell office:value-type="float" office:value="0.666748" calcext:value-type="float">
            <text:p>0.666748</text:p>
          </table:table-cell>
          <table:table-cell table:style-name="ce9" office:value-type="float" office:value="1.066602" calcext:value-type="float">
            <text:p>1.06660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10049" calcext:value-type="float">
            <text:p>0.110049</text:p>
          </table:table-cell>
          <table:table-cell office:value-type="float" office:value="0.99759" calcext:value-type="float">
            <text:p>0.99759</text:p>
          </table:table-cell>
          <table:table-cell office:value-type="float" office:value="0.608985" calcext:value-type="float">
            <text:p>0.608985</text:p>
          </table:table-cell>
          <table:table-cell office:value-type="float" office:value="0.666748" calcext:value-type="float">
            <text:p>0.666748</text:p>
          </table:table-cell>
          <table:table-cell table:style-name="ce10" office:value-type="float" office:value="1.066602" calcext:value-type="float">
            <text:p>1.06660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10049" calcext:value-type="float">
            <text:p>0.110049</text:p>
          </table:table-cell>
          <table:table-cell table:style-name="ce7" office:value-type="float" office:value="0.99759" calcext:value-type="float">
            <text:p>0.99759</text:p>
          </table:table-cell>
          <table:table-cell office:value-type="float" office:value="0.608985" calcext:value-type="float">
            <text:p>0.608985</text:p>
          </table:table-cell>
          <table:table-cell table:style-name="ce3" office:value-type="float" office:value="0.666748" calcext:value-type="float">
            <text:p>0.666748</text:p>
          </table:table-cell>
          <table:table-cell table:style-name="ce10" office:value-type="float" office:value="1.066602" calcext:value-type="float">
            <text:p>1.06660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10049" calcext:value-type="float">
            <text:p>0.110049</text:p>
          </table:table-cell>
          <table:table-cell office:value-type="float" office:value="0.99759" calcext:value-type="float">
            <text:p>0.99759</text:p>
          </table:table-cell>
          <table:table-cell office:value-type="float" office:value="0.608985" calcext:value-type="float">
            <text:p>0.608985</text:p>
          </table:table-cell>
          <table:table-cell office:value-type="float" office:value="0.666748" calcext:value-type="float">
            <text:p>0.666748</text:p>
          </table:table-cell>
          <table:table-cell table:style-name="ce9" office:value-type="float" office:value="1.066602" calcext:value-type="float">
            <text:p>1.06660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15978" calcext:value-type="float">
            <text:p>0.115978</text:p>
          </table:table-cell>
          <table:table-cell office:value-type="float" office:value="1.081535" calcext:value-type="float">
            <text:p>1.081535</text:p>
          </table:table-cell>
          <table:table-cell office:value-type="float" office:value="0.638016" calcext:value-type="float">
            <text:p>0.638016</text:p>
          </table:table-cell>
          <table:table-cell office:value-type="float" office:value="0.664866" calcext:value-type="float">
            <text:p>0.664866</text:p>
          </table:table-cell>
          <table:table-cell office:value-type="float" office:value="1.138004" calcext:value-type="float">
            <text:p>1.13800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110479" calcext:value-type="float">
            <text:p>0.110479</text:p>
          </table:table-cell>
          <table:table-cell table:style-name="ce7" office:value-type="float" office:value="1.024739" calcext:value-type="float">
            <text:p>1.024739</text:p>
          </table:table-cell>
          <table:table-cell table:style-name="ce6" office:value-type="float" office:value="0.61362" calcext:value-type="float">
            <text:p>0.61362</text:p>
          </table:table-cell>
          <table:table-cell office:value-type="float" office:value="0.674672" calcext:value-type="float">
            <text:p>0.674672</text:p>
          </table:table-cell>
          <table:table-cell office:value-type="float" office:value="1.067494" calcext:value-type="float">
            <text:p>1.06749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18279" calcext:value-type="float">
            <text:p>0.118279</text:p>
          </table:table-cell>
          <table:table-cell table:style-name="ce7" office:value-type="float" office:value="1.093322" calcext:value-type="float">
            <text:p>1.093322</text:p>
          </table:table-cell>
          <table:table-cell office:value-type="float" office:value="0.613713" calcext:value-type="float">
            <text:p>0.613713</text:p>
          </table:table-cell>
          <table:table-cell table:style-name="ce7" office:value-type="float" office:value="0.667322" calcext:value-type="float">
            <text:p>0.667322</text:p>
          </table:table-cell>
          <table:table-cell office:value-type="float" office:value="1.068373" calcext:value-type="float">
            <text:p>1.068373</text:p>
          </table:table-cell>
          <table:table-cell/>
          <table:table-cell office:value-type="float" office:value="4" calcext:value-type="float">
            <text:p>4</text:p>
          </table:table-cell>
          <table:table-cell table:style-name="ce6" office:value-type="float" office:value="0.118088" calcext:value-type="float">
            <text:p>0.118088</text:p>
          </table:table-cell>
          <table:table-cell office:value-type="float" office:value="0.99759" calcext:value-type="float">
            <text:p>0.99759</text:p>
          </table:table-cell>
          <table:table-cell office:value-type="float" office:value="0.608985" calcext:value-type="float">
            <text:p>0.608985</text:p>
          </table:table-cell>
          <table:table-cell office:value-type="float" office:value="0.666748" calcext:value-type="float">
            <text:p>0.666748</text:p>
          </table:table-cell>
          <table:table-cell office:value-type="float" office:value="1.066602" calcext:value-type="float">
            <text:p>1.066602</text:p>
          </table:table-cell>
          <table:table-cell/>
          <table:table-cell office:value-type="float" office:value="4" calcext:value-type="float">
            <text:p>4</text:p>
          </table:table-cell>
          <table:table-cell table:style-name="ce6" office:value-type="float" office:value="0.118088" calcext:value-type="float">
            <text:p>0.118088</text:p>
          </table:table-cell>
          <table:table-cell office:value-type="float" office:value="0.997008" calcext:value-type="float">
            <text:p>0.997008</text:p>
          </table:table-cell>
          <table:table-cell office:value-type="float" office:value="0.608985" calcext:value-type="float">
            <text:p>0.608985</text:p>
          </table:table-cell>
          <table:table-cell office:value-type="float" office:value="0.666899" calcext:value-type="float">
            <text:p>0.666899</text:p>
          </table:table-cell>
          <table:table-cell office:value-type="float" office:value="1.066602" calcext:value-type="float">
            <text:p>1.06660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10049" calcext:value-type="float">
            <text:p>0.110049</text:p>
          </table:table-cell>
          <table:table-cell table:style-name="ce7" office:value-type="float" office:value="1.005991" calcext:value-type="float">
            <text:p>1.005991</text:p>
          </table:table-cell>
          <table:table-cell office:value-type="float" office:value="0.61232" calcext:value-type="float">
            <text:p>0.61232</text:p>
          </table:table-cell>
          <table:table-cell office:value-type="float" office:value="0.656355" calcext:value-type="float">
            <text:p>0.656355</text:p>
          </table:table-cell>
          <table:table-cell table:style-name="ce7" office:value-type="float" office:value="1.071159" calcext:value-type="float">
            <text:p>1.07115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15962" calcext:value-type="float">
            <text:p>0.115962</text:p>
          </table:table-cell>
          <table:table-cell office:value-type="float" office:value="1.100972" calcext:value-type="float">
            <text:p>1.100972</text:p>
          </table:table-cell>
          <table:table-cell office:value-type="float" office:value="0.638024" calcext:value-type="float">
            <text:p>0.638024</text:p>
          </table:table-cell>
          <table:table-cell office:value-type="float" office:value="0.678206" calcext:value-type="float">
            <text:p>0.678206</text:p>
          </table:table-cell>
          <table:table-cell office:value-type="float" office:value="1.217459" calcext:value-type="float">
            <text:p>1.217459</text:p>
          </table:table-cell>
          <table:table-cell/>
          <table:table-cell office:value-type="float" office:value="256" calcext:value-type="float">
            <text:p>256</text:p>
          </table:table-cell>
          <table:table-cell table:style-name="ce6" office:value-type="float" office:value="0.110481" calcext:value-type="float">
            <text:p>0.110481</text:p>
          </table:table-cell>
          <table:table-cell office:value-type="float" office:value="1.024596" calcext:value-type="float">
            <text:p>1.024596</text:p>
          </table:table-cell>
          <table:table-cell office:value-type="float" office:value="0.610299" calcext:value-type="float">
            <text:p>0.610299</text:p>
          </table:table-cell>
          <table:table-cell table:style-name="ce7" office:value-type="float" office:value="0.674673" calcext:value-type="float">
            <text:p>0.674673</text:p>
          </table:table-cell>
          <table:table-cell office:value-type="float" office:value="1.067494" calcext:value-type="float">
            <text:p>1.06749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118279" calcext:value-type="float">
            <text:p>0.118279</text:p>
          </table:table-cell>
          <table:table-cell office:value-type="float" office:value="1.082663" calcext:value-type="float">
            <text:p>1.082663</text:p>
          </table:table-cell>
          <table:table-cell table:style-name="ce6" office:value-type="float" office:value="0.613725" calcext:value-type="float">
            <text:p>0.613725</text:p>
          </table:table-cell>
          <table:table-cell office:value-type="float" office:value="0.667321" calcext:value-type="float">
            <text:p>0.667321</text:p>
          </table:table-cell>
          <table:table-cell office:value-type="float" office:value="1.068373" calcext:value-type="float">
            <text:p>1.068373</text:p>
          </table:table-cell>
          <table:table-cell/>
          <table:table-cell office:value-type="float" office:value="8" calcext:value-type="float">
            <text:p>8</text:p>
          </table:table-cell>
          <table:table-cell table:style-name="ce6" office:value-type="float" office:value="0.118088" calcext:value-type="float">
            <text:p>0.118088</text:p>
          </table:table-cell>
          <table:table-cell office:value-type="float" office:value="0.99759" calcext:value-type="float">
            <text:p>0.99759</text:p>
          </table:table-cell>
          <table:table-cell office:value-type="float" office:value="0.608985" calcext:value-type="float">
            <text:p>0.608985</text:p>
          </table:table-cell>
          <table:table-cell office:value-type="float" office:value="0.666748" calcext:value-type="float">
            <text:p>0.666748</text:p>
          </table:table-cell>
          <table:table-cell office:value-type="float" office:value="1.066602" calcext:value-type="float">
            <text:p>1.066602</text:p>
          </table:table-cell>
          <table:table-cell/>
          <table:table-cell office:value-type="float" office:value="8" calcext:value-type="float">
            <text:p>8</text:p>
          </table:table-cell>
          <table:table-cell table:style-name="ce6" office:value-type="float" office:value="0.118088" calcext:value-type="float">
            <text:p>0.118088</text:p>
          </table:table-cell>
          <table:table-cell office:value-type="float" office:value="0.997008" calcext:value-type="float">
            <text:p>0.997008</text:p>
          </table:table-cell>
          <table:table-cell table:style-name="ce4" office:value-type="float" office:value="0.608983" calcext:value-type="float">
            <text:p>0.608983</text:p>
          </table:table-cell>
          <table:table-cell office:value-type="float" office:value="0.666899" calcext:value-type="float">
            <text:p>0.666899</text:p>
          </table:table-cell>
          <table:table-cell office:value-type="float" office:value="1.066602" calcext:value-type="float">
            <text:p>1.066602</text:p>
          </table:table-cell>
          <table:table-cell/>
          <table:table-cell office:value-type="float" office:value="4" calcext:value-type="float">
            <text:p>4</text:p>
          </table:table-cell>
          <table:table-cell table:style-name="ce6" office:value-type="float" office:value="0.110963" calcext:value-type="float">
            <text:p>0.110963</text:p>
          </table:table-cell>
          <table:table-cell office:value-type="float" office:value="1.004764" calcext:value-type="float">
            <text:p>1.004764</text:p>
          </table:table-cell>
          <table:table-cell table:style-name="ce6" office:value-type="float" office:value="0.61821" calcext:value-type="float">
            <text:p>0.61821</text:p>
          </table:table-cell>
          <table:table-cell table:style-name="ce7" office:value-type="float" office:value="0.6684" calcext:value-type="float">
            <text:p>0.6684</text:p>
          </table:table-cell>
          <table:table-cell table:style-name="ce3" office:value-type="float" office:value="1.068513" calcext:value-type="float">
            <text:p>1.06851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6" office:value-type="float" office:value="0.115985" calcext:value-type="float">
            <text:p>0.115985</text:p>
          </table:table-cell>
          <table:table-cell table:style-name="ce7" office:value-type="float" office:value="1.101292" calcext:value-type="float">
            <text:p>1.101292</text:p>
          </table:table-cell>
          <table:table-cell table:style-name="ce6" office:value-type="float" office:value="0.638408" calcext:value-type="float">
            <text:p>0.638408</text:p>
          </table:table-cell>
          <table:table-cell table:style-name="ce7" office:value-type="float" office:value="0.678977" calcext:value-type="float">
            <text:p>0.678977</text:p>
          </table:table-cell>
          <table:table-cell table:style-name="ce10" office:value-type="float" office:value="1.273579" calcext:value-type="float">
            <text:p>1.273579</text:p>
          </table:table-cell>
          <table:table-cell/>
          <table:table-cell office:value-type="float" office:value="512" calcext:value-type="float">
            <text:p>512</text:p>
          </table:table-cell>
          <table:table-cell table:style-name="ce6" office:value-type="float" office:value="0.110481" calcext:value-type="float">
            <text:p>0.110481</text:p>
          </table:table-cell>
          <table:table-cell office:value-type="float" office:value="1.024501" calcext:value-type="float">
            <text:p>1.024501</text:p>
          </table:table-cell>
          <table:table-cell office:value-type="float" office:value="0.610366" calcext:value-type="float">
            <text:p>0.610366</text:p>
          </table:table-cell>
          <table:table-cell table:style-name="ce7" office:value-type="float" office:value="0.674673" calcext:value-type="float">
            <text:p>0.674673</text:p>
          </table:table-cell>
          <table:table-cell office:value-type="float" office:value="1.067494" calcext:value-type="float">
            <text:p>1.06749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118279" calcext:value-type="float">
            <text:p>0.118279</text:p>
          </table:table-cell>
          <table:table-cell office:value-type="float" office:value="1.082663" calcext:value-type="float">
            <text:p>1.082663</text:p>
          </table:table-cell>
          <table:table-cell table:style-name="ce6" office:value-type="float" office:value="0.613725" calcext:value-type="float">
            <text:p>0.613725</text:p>
          </table:table-cell>
          <table:table-cell office:value-type="float" office:value="0.667321" calcext:value-type="float">
            <text:p>0.667321</text:p>
          </table:table-cell>
          <table:table-cell office:value-type="float" office:value="1.068373" calcext:value-type="float">
            <text:p>1.068373</text:p>
          </table:table-cell>
          <table:table-cell/>
          <table:table-cell table:style-name="ce12"/>
          <table:table-cell/>
          <table:table-cell table:style-name="ce12"/>
          <table:table-cell table:style-name="ce4"/>
          <table:table-cell table:style-name="ce12" table:number-columns-repeated="2"/>
          <table:table-cell/>
          <table:table-cell table:style-name="ce4"/>
          <table:table-cell/>
          <table:table-cell table:style-name="ce4" table:number-columns-repeated="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</table:table-row>
        <table:table-row table:style-name="ro1">
          <table:table-cell table:style-name="ce4"/>
          <table:table-cell/>
          <table:table-cell table:style-name="ce4"/>
          <table:table-cell/>
          <table:table-cell table:style-name="ce4"/>
          <table:table-cell table:style-name="Default"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0T10:59:13.532413856</meta:creation-date>
    <dc:date>2023-12-20T14:50:24.357532628</dc:date>
    <meta:editing-duration>PT3H51M11S</meta:editing-duration>
    <meta:editing-cycles>3</meta:editing-cycles>
    <meta:generator>LibreOffice/7.6.4.1$Linux_X86_64 LibreOffice_project/60$Build-1</meta:generator>
    <meta:document-statistic meta:table-count="1" meta:cell-count="168" meta:object-count="6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013cm" svg:height="7.882cm" xlink:href=".." xlink:type="simple" chart:class="chart:bar" chart:style-name="ch1">
        <chart:title svg:x="4.7cm" svg:y="0.293cm" chart:style-name="ch2">
          <text:p>L/S Queue Exploration</text:p>
        </chart:title>
        <chart:legend chart:legend-position="end" svg:x="12.702cm" svg:y="2.895cm" style:legend-expansion="high" chart:style-name="ch3"/>
        <chart:plot-area chart:style-name="ch4" table:cell-range-address="Sheet1.A2:Sheet1.F6" chart:data-source-has-labels="both" svg:x="0.28cm" svg:y="1.229cm" svg:width="12.142cm" svg:height="5.515cm">
          <chart:coordinate-region svg:x="2.41cm" svg:y="1.229cm" svg:width="9.772cm" svg:height="4.868cm"/>
          <chart:axis chart:dimension="x" chart:name="primary-x" chart:style-name="ch5" chartooo:axis-type="auto">
            <chartooo:date-scale/>
            <chart:categories table:cell-range-address="Sheet1.B2:Sheet1.F2"/>
          </chart:axis>
          <chart:axis chart:dimension="y" chart:name="primary-y" chart:style-name="ch6">
            <chart:title svg:x="6.029cm" svg:y="6.901cm" chart:style-name="ch7">
              <text:p>IPC</text:p>
            </chart:title>
            <chart:grid chart:style-name="ch8" chart:class="major"/>
          </chart:axis>
          <chart:series chart:style-name="ch9" chart:values-cell-range-address="Sheet1.B3:Sheet1.F3" chart:label-cell-address="Sheet1.A3:Sheet1.A3" chart:class="chart:bar">
            <chart:data-point chart:repeated="5"/>
          </chart:series>
          <chart:series chart:style-name="ch10" chart:values-cell-range-address="Sheet1.B4:Sheet1.F4" chart:label-cell-address="Sheet1.A4:Sheet1.A4" chart:class="chart:bar">
            <chart:data-point chart:repeated="5"/>
          </chart:series>
          <chart:series chart:style-name="ch11" chart:values-cell-range-address="Sheet1.B5:Sheet1.F5" chart:label-cell-address="Sheet1.A5:Sheet1.A5" chart:class="chart:bar">
            <chart:data-point chart:repeated="5"/>
          </chart:series>
          <chart:series chart:style-name="ch12" chart:values-cell-range-address="Sheet1.B6:Sheet1.F6" chart:label-cell-address="Sheet1.A6:Sheet1.A6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chmark1</text:p>
                <draw:g>
                  <svg:desc>Sheet1.B2:Sheet1.F2</svg:desc>
                </draw:g>
              </table:table-cell>
              <table:table-cell office:value-type="string">
                <text:p>benchmark2</text:p>
              </table:table-cell>
              <table:table-cell office:value-type="string">
                <text:p>benchmark3</text:p>
              </table:table-cell>
              <table:table-cell office:value-type="string">
                <text:p>benchmark4</text:p>
              </table:table-cell>
              <table:table-cell office:value-type="string">
                <text:p>benchmark5</text:p>
              </table:table-cell>
            </table:table-row>
          </table:table-header-rows>
          <table:table-rows>
            <table:table-row>
              <table:table-cell office:value-type="string">
                <text:p>16</text:p>
                <draw:g>
                  <svg:desc>Sheet1.A3:Sheet1.A3</svg:desc>
                </draw:g>
              </table:table-cell>
              <table:table-cell office:value-type="float" office:value="0.110049">
                <text:p>0.110049</text:p>
                <draw:g>
                  <svg:desc>Sheet1.B3:Sheet1.F3</svg:desc>
                </draw:g>
              </table:table-cell>
              <table:table-cell office:value-type="float" office:value="0.99759">
                <text:p>0.99759</text:p>
              </table:table-cell>
              <table:table-cell office:value-type="float" office:value="0.608985">
                <text:p>0.608985</text:p>
              </table:table-cell>
              <table:table-cell office:value-type="float" office:value="0.666748">
                <text:p>0.666748</text:p>
              </table:table-cell>
              <table:table-cell office:value-type="float" office:value="1.066602">
                <text:p>1.066602</text:p>
              </table:table-cell>
            </table:table-row>
            <table:table-row>
              <table:table-cell office:value-type="string">
                <text:p>32</text:p>
                <draw:g>
                  <svg:desc>Sheet1.A4:Sheet1.A4</svg:desc>
                </draw:g>
              </table:table-cell>
              <table:table-cell office:value-type="float" office:value="0.115978">
                <text:p>0.115978</text:p>
                <draw:g>
                  <svg:desc>Sheet1.B4:Sheet1.F4</svg:desc>
                </draw:g>
              </table:table-cell>
              <table:table-cell office:value-type="float" office:value="1.081535">
                <text:p>1.081535</text:p>
              </table:table-cell>
              <table:table-cell office:value-type="float" office:value="0.638016">
                <text:p>0.638016</text:p>
              </table:table-cell>
              <table:table-cell office:value-type="float" office:value="0.664866">
                <text:p>0.664866</text:p>
              </table:table-cell>
              <table:table-cell office:value-type="float" office:value="1.138004">
                <text:p>1.138004</text:p>
              </table:table-cell>
            </table:table-row>
            <table:table-row>
              <table:table-cell office:value-type="string">
                <text:p>64</text:p>
                <draw:g>
                  <svg:desc>Sheet1.A5:Sheet1.A5</svg:desc>
                </draw:g>
              </table:table-cell>
              <table:table-cell office:value-type="float" office:value="0.115962">
                <text:p>0.115962</text:p>
                <draw:g>
                  <svg:desc>Sheet1.B5:Sheet1.F5</svg:desc>
                </draw:g>
              </table:table-cell>
              <table:table-cell office:value-type="float" office:value="1.100972">
                <text:p>1.100972</text:p>
              </table:table-cell>
              <table:table-cell office:value-type="float" office:value="0.638024">
                <text:p>0.638024</text:p>
              </table:table-cell>
              <table:table-cell office:value-type="float" office:value="0.678206">
                <text:p>0.678206</text:p>
              </table:table-cell>
              <table:table-cell office:value-type="float" office:value="1.217459">
                <text:p>1.217459</text:p>
              </table:table-cell>
            </table:table-row>
            <table:table-row>
              <table:table-cell office:value-type="string">
                <text:p>128</text:p>
                <draw:g>
                  <svg:desc>Sheet1.A6:Sheet1.A6</svg:desc>
                </draw:g>
              </table:table-cell>
              <table:table-cell office:value-type="float" office:value="0.115985">
                <text:p>0.115985</text:p>
                <draw:g>
                  <svg:desc>Sheet1.B6:Sheet1.F6</svg:desc>
                </draw:g>
              </table:table-cell>
              <table:table-cell office:value-type="float" office:value="1.101292">
                <text:p>1.101292</text:p>
              </table:table-cell>
              <table:table-cell office:value-type="float" office:value="0.638408">
                <text:p>0.638408</text:p>
              </table:table-cell>
              <table:table-cell office:value-type="float" office:value="0.678977">
                <text:p>0.678977</text:p>
              </table:table-cell>
              <table:table-cell office:value-type="float" office:value="1.273579">
                <text:p>1.2735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096cm" svg:height="7.929cm" xlink:href=".." xlink:type="simple" chart:class="chart:bar" chart:style-name="ch1">
        <chart:title svg:x="1.792cm" svg:y="0.294cm" chart:style-name="ch2">
          <text:p>Reorder Buffer Entries (ROB_ENTRIES) Exploration</text:p>
        </chart:title>
        <chart:legend chart:legend-position="end" svg:x="12.785cm" svg:y="2.918cm" style:legend-expansion="high" chart:style-name="ch3"/>
        <chart:plot-area chart:style-name="ch4" table:cell-range-address="Sheet1.H2:Sheet1.M6" chart:data-source-has-labels="both" svg:x="0.281cm" svg:y="1.231cm" svg:width="12.223cm" svg:height="5.559cm">
          <chart:coordinate-region svg:x="2.411cm" svg:y="1.231cm" svg:width="9.853cm" svg:height="4.912cm"/>
          <chart:axis chart:dimension="x" chart:name="primary-x" chart:style-name="ch5" chartooo:axis-type="auto">
            <chartooo:date-scale/>
            <chart:categories table:cell-range-address="Sheet1.I2:Sheet1.M2"/>
          </chart:axis>
          <chart:axis chart:dimension="y" chart:name="primary-y" chart:style-name="ch6">
            <chart:title svg:x="6.07cm" svg:y="6.948cm" chart:style-name="ch7">
              <text:p>IPC</text:p>
            </chart:title>
            <chart:grid chart:style-name="ch8" chart:class="major"/>
          </chart:axis>
          <chart:series chart:style-name="ch9" chart:values-cell-range-address="Sheet1.I3:Sheet1.M3" chart:label-cell-address="Sheet1.H3:Sheet1.H3" chart:class="chart:bar">
            <chart:data-point chart:repeated="5"/>
          </chart:series>
          <chart:series chart:style-name="ch10" chart:values-cell-range-address="Sheet1.I4:Sheet1.M4" chart:label-cell-address="Sheet1.H4:Sheet1.H4" chart:class="chart:bar">
            <chart:data-point chart:repeated="5"/>
          </chart:series>
          <chart:series chart:style-name="ch11" chart:values-cell-range-address="Sheet1.I5:Sheet1.M5" chart:label-cell-address="Sheet1.H5:Sheet1.H5" chart:class="chart:bar">
            <chart:data-point chart:repeated="5"/>
          </chart:series>
          <chart:series chart:style-name="ch12" chart:values-cell-range-address="Sheet1.I6:Sheet1.M6" chart:label-cell-address="Sheet1.H6:Sheet1.H6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chmark1</text:p>
                <draw:g>
                  <svg:desc>Sheet1.I2:Sheet1.M2</svg:desc>
                </draw:g>
              </table:table-cell>
              <table:table-cell office:value-type="string">
                <text:p>benchmark2</text:p>
              </table:table-cell>
              <table:table-cell office:value-type="string">
                <text:p>benchmark3</text:p>
              </table:table-cell>
              <table:table-cell office:value-type="string">
                <text:p>benchmark4</text:p>
              </table:table-cell>
              <table:table-cell office:value-type="string">
                <text:p>benchmark5</text:p>
              </table:table-cell>
            </table:table-row>
          </table:table-header-rows>
          <table:table-rows>
            <table:table-row>
              <table:table-cell office:value-type="string">
                <text:p>64</text:p>
                <draw:g>
                  <svg:desc>Sheet1.H3:Sheet1.H3</svg:desc>
                </draw:g>
              </table:table-cell>
              <table:table-cell office:value-type="float" office:value="0.110049">
                <text:p>0.110049</text:p>
                <draw:g>
                  <svg:desc>Sheet1.I3:Sheet1.M3</svg:desc>
                </draw:g>
              </table:table-cell>
              <table:table-cell office:value-type="float" office:value="0.99759">
                <text:p>0.99759</text:p>
              </table:table-cell>
              <table:table-cell office:value-type="float" office:value="0.608985">
                <text:p>0.608985</text:p>
              </table:table-cell>
              <table:table-cell office:value-type="float" office:value="0.666748">
                <text:p>0.666748</text:p>
              </table:table-cell>
              <table:table-cell office:value-type="float" office:value="1.066602">
                <text:p>1.066602</text:p>
              </table:table-cell>
            </table:table-row>
            <table:table-row>
              <table:table-cell office:value-type="string">
                <text:p>128</text:p>
                <draw:g>
                  <svg:desc>Sheet1.H4:Sheet1.H4</svg:desc>
                </draw:g>
              </table:table-cell>
              <table:table-cell office:value-type="float" office:value="0.110479">
                <text:p>0.110479</text:p>
                <draw:g>
                  <svg:desc>Sheet1.I4:Sheet1.M4</svg:desc>
                </draw:g>
              </table:table-cell>
              <table:table-cell office:value-type="float" office:value="1.024739">
                <text:p>1.024739</text:p>
              </table:table-cell>
              <table:table-cell office:value-type="float" office:value="0.61362">
                <text:p>0.61362</text:p>
              </table:table-cell>
              <table:table-cell office:value-type="float" office:value="0.674672">
                <text:p>0.674672</text:p>
              </table:table-cell>
              <table:table-cell office:value-type="float" office:value="1.067494">
                <text:p>1.067494</text:p>
              </table:table-cell>
            </table:table-row>
            <table:table-row>
              <table:table-cell office:value-type="string">
                <text:p>256</text:p>
                <draw:g>
                  <svg:desc>Sheet1.H5:Sheet1.H5</svg:desc>
                </draw:g>
              </table:table-cell>
              <table:table-cell office:value-type="float" office:value="0.110481">
                <text:p>0.110481</text:p>
                <draw:g>
                  <svg:desc>Sheet1.I5:Sheet1.M5</svg:desc>
                </draw:g>
              </table:table-cell>
              <table:table-cell office:value-type="float" office:value="1.024596">
                <text:p>1.024596</text:p>
              </table:table-cell>
              <table:table-cell office:value-type="float" office:value="0.610299">
                <text:p>0.610299</text:p>
              </table:table-cell>
              <table:table-cell office:value-type="float" office:value="0.674673">
                <text:p>0.674673</text:p>
              </table:table-cell>
              <table:table-cell office:value-type="float" office:value="1.067494">
                <text:p>1.067494</text:p>
              </table:table-cell>
            </table:table-row>
            <table:table-row>
              <table:table-cell office:value-type="string">
                <text:p>512</text:p>
                <draw:g>
                  <svg:desc>Sheet1.H6:Sheet1.H6</svg:desc>
                </draw:g>
              </table:table-cell>
              <table:table-cell office:value-type="float" office:value="0.110481">
                <text:p>0.110481</text:p>
                <draw:g>
                  <svg:desc>Sheet1.I6:Sheet1.M6</svg:desc>
                </draw:g>
              </table:table-cell>
              <table:table-cell office:value-type="float" office:value="1.024501">
                <text:p>1.024501</text:p>
              </table:table-cell>
              <table:table-cell office:value-type="float" office:value="0.610366">
                <text:p>0.610366</text:p>
              </table:table-cell>
              <table:table-cell office:value-type="float" office:value="0.674673">
                <text:p>0.674673</text:p>
              </table:table-cell>
              <table:table-cell office:value-type="float" office:value="1.067494">
                <text:p>1.0674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081cm" svg:height="8.483cm" xlink:href=".." xlink:type="simple" chart:class="chart:bar" chart:style-name="ch1">
        <chart:title svg:x="1.993cm" svg:y="0.305cm" chart:style-name="ch2">
          <text:p>INT Functional Units Entries (FUINT_NUM) Exploration</text:p>
        </chart:title>
        <chart:legend chart:legend-position="end" svg:x="13.956cm" svg:y="3.195cm" style:legend-expansion="high" chart:style-name="ch3"/>
        <chart:plot-area chart:style-name="ch4" table:cell-range-address="Sheet1.O2:Sheet1.T6" chart:data-source-has-labels="both" svg:x="0.301cm" svg:y="1.253cm" svg:width="13.354cm" svg:height="6.08cm">
          <chart:coordinate-region svg:x="2.431cm" svg:y="1.253cm" svg:width="10.984cm" svg:height="5.433cm"/>
          <chart:axis chart:dimension="x" chart:name="primary-x" chart:style-name="ch5" chartooo:axis-type="auto">
            <chartooo:date-scale/>
            <chart:categories table:cell-range-address="Sheet1.P2:Sheet1.T2"/>
          </chart:axis>
          <chart:axis chart:dimension="y" chart:name="primary-y" chart:style-name="ch6">
            <chart:title svg:x="6.656cm" svg:y="7.502cm" chart:style-name="ch7">
              <text:p>IPC</text:p>
            </chart:title>
            <chart:grid chart:style-name="ch8" chart:class="major"/>
          </chart:axis>
          <chart:series chart:style-name="ch9" chart:values-cell-range-address="Sheet1.P3:Sheet1.T3" chart:label-cell-address="Sheet1.O3:Sheet1.O3" chart:class="chart:bar">
            <chart:data-point chart:repeated="5"/>
          </chart:series>
          <chart:series chart:style-name="ch10" chart:values-cell-range-address="Sheet1.P4:Sheet1.T4" chart:label-cell-address="Sheet1.O4:Sheet1.O4" chart:class="chart:bar">
            <chart:data-point chart:repeated="5"/>
          </chart:series>
          <chart:series chart:style-name="ch11" chart:values-cell-range-address="Sheet1.P5:Sheet1.T5" chart:label-cell-address="Sheet1.O5:Sheet1.O5" chart:class="chart:bar">
            <chart:data-point chart:repeated="5"/>
          </chart:series>
          <chart:series chart:style-name="ch12" chart:values-cell-range-address="Sheet1.P6:Sheet1.T6" chart:label-cell-address="Sheet1.O6:Sheet1.O6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chmark1</text:p>
                <draw:g>
                  <svg:desc>Sheet1.P2:Sheet1.T2</svg:desc>
                </draw:g>
              </table:table-cell>
              <table:table-cell office:value-type="string">
                <text:p>benchmark2</text:p>
              </table:table-cell>
              <table:table-cell office:value-type="string">
                <text:p>benchmark3</text:p>
              </table:table-cell>
              <table:table-cell office:value-type="string">
                <text:p>benchmark4</text:p>
              </table:table-cell>
              <table:table-cell office:value-type="string">
                <text:p>benchmark5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Sheet1.O3:Sheet1.O3</svg:desc>
                </draw:g>
              </table:table-cell>
              <table:table-cell office:value-type="float" office:value="0.110049">
                <text:p>0.110049</text:p>
                <draw:g>
                  <svg:desc>Sheet1.P3:Sheet1.T3</svg:desc>
                </draw:g>
              </table:table-cell>
              <table:table-cell office:value-type="float" office:value="0.99759">
                <text:p>0.99759</text:p>
              </table:table-cell>
              <table:table-cell office:value-type="float" office:value="0.608985">
                <text:p>0.608985</text:p>
              </table:table-cell>
              <table:table-cell office:value-type="float" office:value="0.666748">
                <text:p>0.666748</text:p>
              </table:table-cell>
              <table:table-cell office:value-type="float" office:value="1.066602">
                <text:p>1.066602</text:p>
              </table:table-cell>
            </table:table-row>
            <table:table-row>
              <table:table-cell office:value-type="string">
                <text:p>4</text:p>
                <draw:g>
                  <svg:desc>Sheet1.O4:Sheet1.O4</svg:desc>
                </draw:g>
              </table:table-cell>
              <table:table-cell office:value-type="float" office:value="0.118279">
                <text:p>0.118279</text:p>
                <draw:g>
                  <svg:desc>Sheet1.P4:Sheet1.T4</svg:desc>
                </draw:g>
              </table:table-cell>
              <table:table-cell office:value-type="float" office:value="1.093322">
                <text:p>1.093322</text:p>
              </table:table-cell>
              <table:table-cell office:value-type="float" office:value="0.613713">
                <text:p>0.613713</text:p>
              </table:table-cell>
              <table:table-cell office:value-type="float" office:value="0.667322">
                <text:p>0.667322</text:p>
              </table:table-cell>
              <table:table-cell office:value-type="float" office:value="1.068373">
                <text:p>1.068373</text:p>
              </table:table-cell>
            </table:table-row>
            <table:table-row>
              <table:table-cell office:value-type="string">
                <text:p>8</text:p>
                <draw:g>
                  <svg:desc>Sheet1.O5:Sheet1.O5</svg:desc>
                </draw:g>
              </table:table-cell>
              <table:table-cell office:value-type="float" office:value="0.118279">
                <text:p>0.118279</text:p>
                <draw:g>
                  <svg:desc>Sheet1.P5:Sheet1.T5</svg:desc>
                </draw:g>
              </table:table-cell>
              <table:table-cell office:value-type="float" office:value="1.082663">
                <text:p>1.082663</text:p>
              </table:table-cell>
              <table:table-cell office:value-type="float" office:value="0.613725">
                <text:p>0.613725</text:p>
              </table:table-cell>
              <table:table-cell office:value-type="float" office:value="0.667321">
                <text:p>0.667321</text:p>
              </table:table-cell>
              <table:table-cell office:value-type="float" office:value="1.068373">
                <text:p>1.068373</text:p>
              </table:table-cell>
            </table:table-row>
            <table:table-row>
              <table:table-cell office:value-type="string">
                <text:p>16</text:p>
                <draw:g>
                  <svg:desc>Sheet1.O6:Sheet1.O6</svg:desc>
                </draw:g>
              </table:table-cell>
              <table:table-cell office:value-type="float" office:value="0.118279">
                <text:p>0.118279</text:p>
                <draw:g>
                  <svg:desc>Sheet1.P6:Sheet1.T6</svg:desc>
                </draw:g>
              </table:table-cell>
              <table:table-cell office:value-type="float" office:value="1.082663">
                <text:p>1.082663</text:p>
              </table:table-cell>
              <table:table-cell office:value-type="float" office:value="0.613725">
                <text:p>0.613725</text:p>
              </table:table-cell>
              <table:table-cell office:value-type="float" office:value="0.667321">
                <text:p>0.667321</text:p>
              </table:table-cell>
              <table:table-cell office:value-type="float" office:value="1.068373">
                <text:p>1.06837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47cm" svg:height="8.464cm" xlink:href=".." xlink:type="simple" chart:class="chart:bar" chart:style-name="ch1">
        <chart:title svg:x="1.751cm" svg:y="0.304cm" chart:style-name="ch2">
          <text:p>MUL/DIV Functional Units Entries (FUCOM_NUM) Exploration</text:p>
        </chart:title>
        <chart:legend chart:legend-position="end" svg:x="14.107cm" svg:y="3.435cm" style:legend-expansion="high" chart:style-name="ch3"/>
        <chart:plot-area chart:style-name="ch4" table:cell-range-address="Sheet1.V2:Sheet1.AA5" chart:data-source-has-labels="both" svg:x="0.3cm" svg:y="1.756cm" svg:width="13.507cm" svg:height="5.558cm">
          <chart:coordinate-region svg:x="2.43cm" svg:y="1.756cm" svg:width="11.137cm" svg:height="4.911cm"/>
          <chart:axis chart:dimension="x" chart:name="primary-x" chart:style-name="ch5" chartooo:axis-type="auto">
            <chartooo:date-scale/>
            <chart:categories table:cell-range-address="Sheet1.W2:Sheet1.AA2"/>
          </chart:axis>
          <chart:axis chart:dimension="y" chart:name="primary-y" chart:style-name="ch6">
            <chart:title svg:x="6.731cm" svg:y="7.483cm" chart:style-name="ch7">
              <text:p>IPC</text:p>
            </chart:title>
            <chart:grid chart:style-name="ch8" chart:class="major"/>
          </chart:axis>
          <chart:series chart:style-name="ch9" chart:values-cell-range-address="Sheet1.W3:Sheet1.AA3" chart:label-cell-address="Sheet1.V3:Sheet1.V3" chart:class="chart:bar">
            <chart:data-point chart:repeated="5"/>
          </chart:series>
          <chart:series chart:style-name="ch10" chart:values-cell-range-address="Sheet1.W4:Sheet1.AA4" chart:label-cell-address="Sheet1.V4:Sheet1.V4" chart:class="chart:bar">
            <chart:data-point chart:repeated="5"/>
          </chart:series>
          <chart:series chart:style-name="ch11" chart:values-cell-range-address="Sheet1.W5:Sheet1.AA5" chart:label-cell-address="Sheet1.V5:Sheet1.V5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chmark1</text:p>
                <draw:g>
                  <svg:desc>Sheet1.W2:Sheet1.AA2</svg:desc>
                </draw:g>
              </table:table-cell>
              <table:table-cell office:value-type="string">
                <text:p>benchmark2</text:p>
              </table:table-cell>
              <table:table-cell office:value-type="string">
                <text:p>benchmark3</text:p>
              </table:table-cell>
              <table:table-cell office:value-type="string">
                <text:p>benchmark4</text:p>
              </table:table-cell>
              <table:table-cell office:value-type="string">
                <text:p>benchmark5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Sheet1.V3:Sheet1.V3</svg:desc>
                </draw:g>
              </table:table-cell>
              <table:table-cell office:value-type="float" office:value="0.110049">
                <text:p>0.110049</text:p>
                <draw:g>
                  <svg:desc>Sheet1.W3:Sheet1.AA3</svg:desc>
                </draw:g>
              </table:table-cell>
              <table:table-cell office:value-type="float" office:value="0.99759">
                <text:p>0.99759</text:p>
              </table:table-cell>
              <table:table-cell office:value-type="float" office:value="0.608985">
                <text:p>0.608985</text:p>
              </table:table-cell>
              <table:table-cell office:value-type="float" office:value="0.666748">
                <text:p>0.666748</text:p>
              </table:table-cell>
              <table:table-cell office:value-type="float" office:value="1.066602">
                <text:p>1.066602</text:p>
              </table:table-cell>
            </table:table-row>
            <table:table-row>
              <table:table-cell office:value-type="string">
                <text:p>4</text:p>
                <draw:g>
                  <svg:desc>Sheet1.V4:Sheet1.V4</svg:desc>
                </draw:g>
              </table:table-cell>
              <table:table-cell office:value-type="float" office:value="0.118088">
                <text:p>0.118088</text:p>
                <draw:g>
                  <svg:desc>Sheet1.W4:Sheet1.AA4</svg:desc>
                </draw:g>
              </table:table-cell>
              <table:table-cell office:value-type="float" office:value="0.99759">
                <text:p>0.99759</text:p>
              </table:table-cell>
              <table:table-cell office:value-type="float" office:value="0.608985">
                <text:p>0.608985</text:p>
              </table:table-cell>
              <table:table-cell office:value-type="float" office:value="0.666748">
                <text:p>0.666748</text:p>
              </table:table-cell>
              <table:table-cell office:value-type="float" office:value="1.066602">
                <text:p>1.066602</text:p>
              </table:table-cell>
            </table:table-row>
            <table:table-row>
              <table:table-cell office:value-type="string">
                <text:p>8</text:p>
                <draw:g>
                  <svg:desc>Sheet1.V5:Sheet1.V5</svg:desc>
                </draw:g>
              </table:table-cell>
              <table:table-cell office:value-type="float" office:value="0.118088">
                <text:p>0.118088</text:p>
                <draw:g>
                  <svg:desc>Sheet1.W5:Sheet1.AA5</svg:desc>
                </draw:g>
              </table:table-cell>
              <table:table-cell office:value-type="float" office:value="0.99759">
                <text:p>0.99759</text:p>
              </table:table-cell>
              <table:table-cell office:value-type="float" office:value="0.608985">
                <text:p>0.608985</text:p>
              </table:table-cell>
              <table:table-cell office:value-type="float" office:value="0.666748">
                <text:p>0.666748</text:p>
              </table:table-cell>
              <table:table-cell office:value-type="float" office:value="1.066602">
                <text:p>1.06660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219cm" svg:height="8.561cm" xlink:href=".." xlink:type="simple" chart:class="chart:bar" chart:style-name="ch1">
        <chart:title svg:x="1.625cm" svg:y="0.306cm" chart:style-name="ch2">
          <text:p>Floating Point Functional Units Entries (FUFP_NUM) Exploration</text:p>
        </chart:title>
        <chart:legend chart:legend-position="end" svg:x="14.279cm" svg:y="3.483cm" style:legend-expansion="high" chart:style-name="ch3"/>
        <chart:plot-area chart:style-name="ch4" table:cell-range-address="Sheet1.AC2:Sheet1.AH5" chart:data-source-has-labels="both" svg:x="0.304cm" svg:y="1.76cm" svg:width="13.671cm" svg:height="5.649cm">
          <chart:coordinate-region svg:x="2.434cm" svg:y="1.76cm" svg:width="11.301cm" svg:height="5.002cm"/>
          <chart:axis chart:dimension="x" chart:name="primary-x" chart:style-name="ch5" chartooo:axis-type="auto">
            <chartooo:date-scale/>
            <chart:categories table:cell-range-address="Sheet1.AD2:Sheet1.AH2"/>
          </chart:axis>
          <chart:axis chart:dimension="y" chart:name="primary-y" chart:style-name="ch6">
            <chart:title svg:x="6.817cm" svg:y="7.58cm" chart:style-name="ch7">
              <text:p>IPC</text:p>
            </chart:title>
            <chart:grid chart:style-name="ch8" chart:class="major"/>
          </chart:axis>
          <chart:series chart:style-name="ch9" chart:values-cell-range-address="Sheet1.AD3:Sheet1.AH3" chart:label-cell-address="Sheet1.AC3:Sheet1.AC3" chart:class="chart:bar">
            <chart:data-point chart:repeated="5"/>
          </chart:series>
          <chart:series chart:style-name="ch10" chart:values-cell-range-address="Sheet1.AD4:Sheet1.AH4" chart:label-cell-address="Sheet1.AC4:Sheet1.AC4" chart:class="chart:bar">
            <chart:data-point chart:repeated="5"/>
          </chart:series>
          <chart:series chart:style-name="ch11" chart:values-cell-range-address="Sheet1.AD5:Sheet1.AH5" chart:label-cell-address="Sheet1.AC5:Sheet1.AC5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chmark1</text:p>
                <draw:g>
                  <svg:desc>Sheet1.AD2:Sheet1.AH2</svg:desc>
                </draw:g>
              </table:table-cell>
              <table:table-cell office:value-type="string">
                <text:p>benchmark2</text:p>
              </table:table-cell>
              <table:table-cell office:value-type="string">
                <text:p>benchmark3</text:p>
              </table:table-cell>
              <table:table-cell office:value-type="string">
                <text:p>benchmark4</text:p>
              </table:table-cell>
              <table:table-cell office:value-type="string">
                <text:p>benchmark5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  <draw:g>
                  <svg:desc>Sheet1.AC3:Sheet1.AC3</svg:desc>
                </draw:g>
              </table:table-cell>
              <table:table-cell office:value-type="float" office:value="0.110049">
                <text:p>0.110049</text:p>
                <draw:g>
                  <svg:desc>Sheet1.AD3:Sheet1.AH3</svg:desc>
                </draw:g>
              </table:table-cell>
              <table:table-cell office:value-type="float" office:value="0.99759">
                <text:p>0.99759</text:p>
              </table:table-cell>
              <table:table-cell office:value-type="float" office:value="0.608985">
                <text:p>0.608985</text:p>
              </table:table-cell>
              <table:table-cell office:value-type="float" office:value="0.666748">
                <text:p>0.666748</text:p>
              </table:table-cell>
              <table:table-cell office:value-type="float" office:value="1.066602">
                <text:p>1.066602</text:p>
              </table:table-cell>
            </table:table-row>
            <table:table-row>
              <table:table-cell office:value-type="string">
                <text:p>4</text:p>
                <draw:g>
                  <svg:desc>Sheet1.AC4:Sheet1.AC4</svg:desc>
                </draw:g>
              </table:table-cell>
              <table:table-cell office:value-type="float" office:value="0.118088">
                <text:p>0.118088</text:p>
                <draw:g>
                  <svg:desc>Sheet1.AD4:Sheet1.AH4</svg:desc>
                </draw:g>
              </table:table-cell>
              <table:table-cell office:value-type="float" office:value="0.997008">
                <text:p>0.997008</text:p>
              </table:table-cell>
              <table:table-cell office:value-type="float" office:value="0.608985">
                <text:p>0.608985</text:p>
              </table:table-cell>
              <table:table-cell office:value-type="float" office:value="0.666899">
                <text:p>0.666899</text:p>
              </table:table-cell>
              <table:table-cell office:value-type="float" office:value="1.066602">
                <text:p>1.066602</text:p>
              </table:table-cell>
            </table:table-row>
            <table:table-row>
              <table:table-cell office:value-type="string">
                <text:p>8</text:p>
                <draw:g>
                  <svg:desc>Sheet1.AC5:Sheet1.AC5</svg:desc>
                </draw:g>
              </table:table-cell>
              <table:table-cell office:value-type="float" office:value="0.118088">
                <text:p>0.118088</text:p>
                <draw:g>
                  <svg:desc>Sheet1.AD5:Sheet1.AH5</svg:desc>
                </draw:g>
              </table:table-cell>
              <table:table-cell office:value-type="float" office:value="0.997008">
                <text:p>0.997008</text:p>
              </table:table-cell>
              <table:table-cell office:value-type="float" office:value="0.608983">
                <text:p>0.608983</text:p>
              </table:table-cell>
              <table:table-cell office:value-type="float" office:value="0.666899">
                <text:p>0.666899</text:p>
              </table:table-cell>
              <table:table-cell office:value-type="float" office:value="1.066602">
                <text:p>1.06660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112cm" svg:height="8.5cm" xlink:href=".." xlink:type="simple" chart:class="chart:bar" chart:style-name="ch1">
        <chart:title svg:x="1.863cm" svg:y="0.305cm" chart:style-name="ch2">
          <text:p>Load/Store Functional Units Entries (FULS_NUM) Exploration</text:p>
        </chart:title>
        <chart:legend chart:legend-position="end" svg:x="14.172cm" svg:y="3.453cm" style:legend-expansion="high" chart:style-name="ch3"/>
        <chart:plot-area chart:style-name="ch4" table:cell-range-address="Sheet1.AJ2:Sheet1.AO5" chart:data-source-has-labels="both" svg:x="0.302cm" svg:y="1.758cm" svg:width="13.568cm" svg:height="5.591cm">
          <chart:coordinate-region svg:x="2.432cm" svg:y="1.758cm" svg:width="11.198cm" svg:height="4.944cm"/>
          <chart:axis chart:dimension="x" chart:name="primary-x" chart:style-name="ch5" chartooo:axis-type="auto">
            <chartooo:date-scale/>
            <chart:categories table:cell-range-address="Sheet1.AK2:Sheet1.AO2"/>
          </chart:axis>
          <chart:axis chart:dimension="y" chart:name="primary-y" chart:style-name="ch6">
            <chart:title svg:x="6.764cm" svg:y="7.519cm" chart:style-name="ch7">
              <text:p>IPC</text:p>
            </chart:title>
            <chart:grid chart:style-name="ch8" chart:class="major"/>
          </chart:axis>
          <chart:series chart:style-name="ch9" chart:values-cell-range-address="Sheet1.AK3:Sheet1.AO3" chart:label-cell-address="Sheet1.AJ3:Sheet1.AJ3" chart:class="chart:bar">
            <chart:data-point chart:repeated="5"/>
          </chart:series>
          <chart:series chart:style-name="ch10" chart:values-cell-range-address="Sheet1.AK4:Sheet1.AO4" chart:label-cell-address="Sheet1.AJ4:Sheet1.AJ4" chart:class="chart:bar">
            <chart:data-point chart:repeated="5"/>
          </chart:series>
          <chart:series chart:style-name="ch11" chart:values-cell-range-address="Sheet1.AK5:Sheet1.AO5" chart:label-cell-address="Sheet1.AJ5:Sheet1.AJ5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chmark1</text:p>
                <draw:g>
                  <svg:desc>Sheet1.AK2:Sheet1.AO2</svg:desc>
                </draw:g>
              </table:table-cell>
              <table:table-cell office:value-type="string">
                <text:p>benchmark2</text:p>
              </table:table-cell>
              <table:table-cell office:value-type="string">
                <text:p>benchmark3</text:p>
              </table:table-cell>
              <table:table-cell office:value-type="string">
                <text:p>benchmark4</text:p>
              </table:table-cell>
              <table:table-cell office:value-type="string">
                <text:p>benchmark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AJ3:Sheet1.AJ3</svg:desc>
                </draw:g>
              </table:table-cell>
              <table:table-cell office:value-type="float" office:value="0.110049">
                <text:p>0.110049</text:p>
                <draw:g>
                  <svg:desc>Sheet1.AK3:Sheet1.AO3</svg:desc>
                </draw:g>
              </table:table-cell>
              <table:table-cell office:value-type="float" office:value="0.99759">
                <text:p>0.99759</text:p>
              </table:table-cell>
              <table:table-cell office:value-type="float" office:value="0.608985">
                <text:p>0.608985</text:p>
              </table:table-cell>
              <table:table-cell office:value-type="float" office:value="0.666748">
                <text:p>0.666748</text:p>
              </table:table-cell>
              <table:table-cell office:value-type="float" office:value="1.066602">
                <text:p>1.066602</text:p>
              </table:table-cell>
            </table:table-row>
            <table:table-row>
              <table:table-cell office:value-type="string">
                <text:p>2</text:p>
                <draw:g>
                  <svg:desc>Sheet1.AJ4:Sheet1.AJ4</svg:desc>
                </draw:g>
              </table:table-cell>
              <table:table-cell office:value-type="float" office:value="0.110049">
                <text:p>0.110049</text:p>
                <draw:g>
                  <svg:desc>Sheet1.AK4:Sheet1.AO4</svg:desc>
                </draw:g>
              </table:table-cell>
              <table:table-cell office:value-type="float" office:value="1.005991">
                <text:p>1.005991</text:p>
              </table:table-cell>
              <table:table-cell office:value-type="float" office:value="0.61232">
                <text:p>0.61232</text:p>
              </table:table-cell>
              <table:table-cell office:value-type="float" office:value="0.656355">
                <text:p>0.656355</text:p>
              </table:table-cell>
              <table:table-cell office:value-type="float" office:value="1.071159">
                <text:p>1.071159</text:p>
              </table:table-cell>
            </table:table-row>
            <table:table-row>
              <table:table-cell office:value-type="string">
                <text:p>4</text:p>
                <draw:g>
                  <svg:desc>Sheet1.AJ5:Sheet1.AJ5</svg:desc>
                </draw:g>
              </table:table-cell>
              <table:table-cell office:value-type="float" office:value="0.110963">
                <text:p>0.110963</text:p>
                <draw:g>
                  <svg:desc>Sheet1.AK5:Sheet1.AO5</svg:desc>
                </draw:g>
              </table:table-cell>
              <table:table-cell office:value-type="float" office:value="1.004764">
                <text:p>1.004764</text:p>
              </table:table-cell>
              <table:table-cell office:value-type="float" office:value="0.61821">
                <text:p>0.61821</text:p>
              </table:table-cell>
              <table:table-cell office:value-type="float" office:value="0.6684">
                <text:p>0.6684</text:p>
              </table:table-cell>
              <table:table-cell office:value-type="float" office:value="1.068513">
                <text:p>1.06851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